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Nimbus Mono L2" svg:font-family="'Nimbus Mono L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65cm" draw:marker-end="Arrow" draw:marker-end-width="0.2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434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color="#000000" draw:fill="none" draw:fill-color="#ffffff" fo:min-height="0.704cm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gr6" style:family="graphic" style:parent-style-name="standard">
      <style:graphic-properties draw:stroke="none" svg:stroke-color="#000000" draw:fill="solid" draw:fill-color="#ffffff" fo:min-height="0.712cm"/>
    </style:style>
    <style:style style:name="gr7" style:family="graphic" style:parent-style-name="objectwithoutfill">
      <style:graphic-properties draw:stroke="dash" draw:stroke-dash="Fine_20_Dashed" svg:stroke-width="0.05cm" draw:marker-start-width="0.365cm" draw:marker-end-width="0.2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Nimbus Mono L2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Nimbus Mono L2" fo:font-size="1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style:font-name="Nimbus Mono L2" fo:font-size="18pt" style:font-size-asian="18pt" style:font-size-complex="18pt"/>
    </style:style>
    <style:style style:name="P7" style:family="paragraph">
      <loext:graphic-properties draw:fill="solid" draw:fill-color="#ffffff"/>
    </style:style>
    <style:style style:name="T1" style:family="text">
      <style:text-properties style:font-name="Nimbus Mono L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81cm" svg:y1="7.97cm" svg:x2="7.081cm" svg:y2="3.27cm">
            <text:p/>
          </draw:line>
          <draw:line draw:style-name="gr1" draw:text-style-name="P1" draw:layer="layout" svg:x1="7.082cm" svg:y1="7.97cm" svg:x2="2.381cm" svg:y2="10.68cm">
            <text:p/>
          </draw:line>
          <draw:line draw:style-name="gr1" draw:text-style-name="P1" draw:layer="layout" svg:x1="7.081cm" svg:y1="7.97cm" svg:x2="11.781cm" svg:y2="10.68cm">
            <text:p/>
          </draw:line>
          <draw:frame draw:style-name="gr2" draw:text-style-name="P3" draw:layer="layout" svg:width="4.3cm" svg:height="1.684cm" svg:x="4.9cm" svg:y="11.916cm">
            <draw:text-box>
              <text:p text:style-name="P2"><text:span text:style-name="T1">superCDMS</text:span></text:p>
              <text:p text:style-name="P2"><text:span text:style-name="T1">EDELWEISS</text:span></text:p>
            </draw:text-box>
          </draw:frame>
          <draw:frame draw:style-name="gr3" draw:text-style-name="P3" draw:layer="layout" svg:width="3.2cm" svg:height="3.095cm" svg:x="10.1cm" svg:y="4.505cm">
            <draw:text-box>
              <text:p text:style-name="P2"><text:span text:style-name="T1">XENON</text:span></text:p>
              <text:p text:style-name="P2"><text:span text:style-name="T1">WARP</text:span></text:p>
              <text:p text:style-name="P2"><text:span text:style-name="T1">LUX</text:span></text:p>
              <text:p text:style-name="P2"><text:span text:style-name="T1">ZEPLIN</text:span></text:p>
            </draw:text-box>
          </draw:frame>
          <draw:frame draw:style-name="gr4" draw:text-style-name="P4" draw:layer="layout" svg:width="3.2cm" svg:height="0.954cm" svg:x="0.7cm" svg:y="5.4cm">
            <draw:text-box>
              <text:p><text:span text:style-name="T1">CRESST</text:span></text:p>
            </draw:text-box>
          </draw:frame>
          <draw:frame draw:style-name="gr5" draw:text-style-name="P6" draw:layer="layout" svg:width="4.6cm" svg:height="2.4cm" svg:x="4.8cm" svg:y="0.7cm">
            <draw:text-box>
              <text:p text:style-name="P5"><text:span text:style-name="T1">DEAP</text:span></text:p>
              <text:p text:style-name="P5"><text:span text:style-name="T1">DAMA/LIBRA</text:span></text:p>
              <text:p text:style-name="P5"><text:span text:style-name="T1">miniCLEAN</text:span></text:p>
            </draw:text-box>
          </draw:frame>
          <draw:frame draw:style-name="gr2" draw:text-style-name="P3" draw:layer="layout" svg:width="4.3cm" svg:height="1.684cm" svg:x="11cm" svg:y="10.516cm">
            <draw:text-box>
              <text:p text:style-name="P2"><text:span text:style-name="T1">CoGeNT</text:span></text:p>
              <text:p text:style-name="P2"><text:span text:style-name="T1">PICASSO</text:span></text:p>
            </draw:text-box>
          </draw:frame>
          <draw:frame draw:style-name="gr6" draw:text-style-name="P7" draw:layer="layout" svg:width="4.1cm" svg:height="0.962cm" svg:x="5.2cm" svg:y="3.938cm">
            <draw:text-box>
              <text:p>Scintillation</text:p>
            </draw:text-box>
          </draw:frame>
          <draw:frame draw:style-name="gr6" draw:text-style-name="P7" draw:layer="layout" svg:width="4.1cm" svg:height="0.962cm" svg:x="8.8cm" svg:y="9.327cm">
            <draw:text-box>
              <text:p>Ionization</text:p>
            </draw:text-box>
          </draw:frame>
          <draw:frame draw:style-name="gr6" draw:text-style-name="P7" draw:layer="layout" svg:width="2.7cm" svg:height="0.962cm" svg:x="2.4cm" svg:y="9.338cm">
            <draw:text-box>
              <text:p>Phonon</text:p>
            </draw:text-box>
          </draw:frame>
          <draw:line draw:style-name="gr7" draw:text-style-name="P1" draw:layer="layout" svg:x1="7.08cm" svg:y1="7.93cm" svg:x2="7.08cm" svg:y2="11.73cm">
            <text:p/>
          </draw:line>
          <draw:line draw:style-name="gr7" draw:text-style-name="P1" draw:layer="layout" svg:x1="10.368cm" svg:y1="6.074cm" svg:x2="7.077cm" svg:y2="7.974cm">
            <text:p/>
          </draw:line>
          <draw:line draw:style-name="gr7" draw:text-style-name="P1" draw:layer="layout" svg:x1="3.795cm" svg:y1="6.068cm" svg:x2="7.086cm" svg:y2="7.96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Nimbus Mono L2" svg:font-family="'Nimbus Mono L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3-27T21:39:51.633155530</meta:creation-date>
    <dc:date>2016-04-15T12:54:53.665287388</dc:date>
    <dc:creator>Simon Hobbs</dc:creator>
    <meta:editing-duration>PT16M54S</meta:editing-duration>
    <meta:editing-cycles>3</meta:editing-cycles>
    <meta:generator>LibreOffice/5.0.3.2$Linux_X86_64 LibreOffice_project/00m0$Build-2</meta:generator>
    <meta:document-statistic meta:object-count="15"/>
  </office:meta>
</office:document-meta>
</file>